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1.68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1.392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o Use: Plug in resistor values in each <text:s/>of the green boxes.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e sheet will calculate the overall resistance, the resistance from the wiper to each end, and the attenuation factor if the circuit is wired as a divider.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sistor Position</text:p>
          </table:table-cell>
          <table:table-cell table:style-name="ce1" office:value-type="string" calcext:value-type="string">
            <text:p>Resistor Value</text:p>
          </table:table-cell>
          <table:table-cell/>
          <table:table-cell office:value-type="string" calcext:value-type="string">
            <text:p>Switch Position</text:p>
          </table:table-cell>
          <table:table-cell table:style-name="ce1" office:value-type="string" calcext:value-type="string">
            <text:p>R (2 to 3)</text:p>
          </table:table-cell>
          <table:table-cell table:style-name="ce1" office:value-type="string" calcext:value-type="string">
            <text:p>R (1 to 2)</text:p>
          </table:table-cell>
          <table:table-cell/>
          <table:table-cell table:style-name="ce1" office:value-type="string" calcext:value-type="string">
            <text:p>Division Factor</text:p>
          </table:table-cell>
          <table:table-cell/>
          <table:table-cell table:style-name="ce1" office:value-type="string" calcext:value-type="string">
            <text:p>divider in 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9:.B17])"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F9]/([.E9]+[.F9])" office:value-type="float" office:value="0" calcext:value-type="float">
            <text:p>0.0000</text:p>
          </table:table-cell>
          <table:table-cell/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0:.B17])" office:value-type="float" office:value="510" calcext:value-type="float">
            <text:p>510</text:p>
          </table:table-cell>
          <table:table-cell table:formula="of:=SUM([.B9])" office:value-type="float" office:value="1" calcext:value-type="float">
            <text:p>1</text:p>
          </table:table-cell>
          <table:table-cell/>
          <table:table-cell table:style-name="ce3" table:formula="of:=[.F10]/([.E10]+[.F10])" office:value-type="float" office:value="0.00195694716242661" calcext:value-type="float">
            <text:p>0.0020</text:p>
          </table:table-cell>
          <table:table-cell/>
          <table:table-cell table:formula="of:=LOG([.H10];10) * 20" office:value-type="float" office:value="-54.1684180026943" calcext:value-type="float">
            <text:p>-54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B11:.B17])" office:value-type="float" office:value="508" calcext:value-type="float">
            <text:p>508</text:p>
          </table:table-cell>
          <table:table-cell table:formula="of:=SUM([.B9:.B10])" office:value-type="float" office:value="3" calcext:value-type="float">
            <text:p>3</text:p>
          </table:table-cell>
          <table:table-cell/>
          <table:table-cell table:style-name="ce3" table:formula="of:=[.F11]/([.E11]+[.F11])" office:value-type="float" office:value="0.00587084148727984" calcext:value-type="float">
            <text:p>0.0059</text:p>
          </table:table-cell>
          <table:table-cell/>
          <table:table-cell table:formula="of:=LOG([.H11];10) * 20" office:value-type="float" office:value="-44.625992908301" calcext:value-type="float">
            <text:p>-44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12:.B19])" office:value-type="float" office:value="504" calcext:value-type="float">
            <text:p>504</text:p>
          </table:table-cell>
          <table:table-cell table:formula="of:=SUM([.B9:.B11])" office:value-type="float" office:value="7" calcext:value-type="float">
            <text:p>7</text:p>
          </table:table-cell>
          <table:table-cell/>
          <table:table-cell table:style-name="ce3" table:formula="of:=[.F12]/([.E12]+[.F12])" office:value-type="float" office:value="0.0136986301369863" calcext:value-type="float">
            <text:p>0.0137</text:p>
          </table:table-cell>
          <table:table-cell/>
          <table:table-cell table:formula="of:=LOG([.H12];10) * 20" office:value-type="float" office:value="-37.2664572024091" calcext:value-type="float">
            <text:p>-37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13:.B17])" office:value-type="float" office:value="496" calcext:value-type="float">
            <text:p>496</text:p>
          </table:table-cell>
          <table:table-cell table:formula="of:=SUM([.B9:.B12])" office:value-type="float" office:value="15" calcext:value-type="float">
            <text:p>15</text:p>
          </table:table-cell>
          <table:table-cell/>
          <table:table-cell table:style-name="ce3" table:formula="of:=[.F13]/([.E13]+[.F13])" office:value-type="float" office:value="0.0293542074363992" calcext:value-type="float">
            <text:p>0.0294</text:p>
          </table:table-cell>
          <table:table-cell/>
          <table:table-cell table:formula="of:=LOG([.H13];10) * 20" office:value-type="float" office:value="-30.6465928215806" calcext:value-type="float">
            <text:p>-30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B14:.B17])" office:value-type="float" office:value="480" calcext:value-type="float">
            <text:p>480</text:p>
          </table:table-cell>
          <table:table-cell table:formula="of:=SUM([.B9:.B13])" office:value-type="float" office:value="31" calcext:value-type="float">
            <text:p>31</text:p>
          </table:table-cell>
          <table:table-cell/>
          <table:table-cell table:style-name="ce3" table:formula="of:=[.F14]/([.E14]+[.F14])" office:value-type="float" office:value="0.0606653620352251" calcext:value-type="float">
            <text:p>0.0607</text:p>
          </table:table-cell>
          <table:table-cell/>
          <table:table-cell table:formula="of:=LOG([.H14];10) * 20" office:value-type="float" office:value="-24.3411841260088" calcext:value-type="float">
            <text:p>-24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15:.B17])" office:value-type="float" office:value="448" calcext:value-type="float">
            <text:p>448</text:p>
          </table:table-cell>
          <table:table-cell table:formula="of:=SUM([.B9:.B14])" office:value-type="float" office:value="63" calcext:value-type="float">
            <text:p>63</text:p>
          </table:table-cell>
          <table:table-cell/>
          <table:table-cell table:style-name="ce3" table:formula="of:=[.F15]/([.E15]+[.F15])" office:value-type="float" office:value="0.123287671232877" calcext:value-type="float">
            <text:p>0.1233</text:p>
          </table:table-cell>
          <table:table-cell/>
          <table:table-cell table:formula="of:=LOG([.H15];10) * 20" office:value-type="float" office:value="-18.1816070136226" calcext:value-type="float">
            <text:p>-18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28" calcext:value-type="float">
            <text:p>128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16:.B17])" office:value-type="float" office:value="384" calcext:value-type="float">
            <text:p>384</text:p>
          </table:table-cell>
          <table:table-cell table:formula="of:=SUM([.B9:.B15])" office:value-type="float" office:value="127" calcext:value-type="float">
            <text:p>127</text:p>
          </table:table-cell>
          <table:table-cell/>
          <table:table-cell table:style-name="ce3" table:formula="of:=[.F16]/([.E16]+[.F16])" office:value-type="float" office:value="0.24853228962818" calcext:value-type="float">
            <text:p>0.2485</text:p>
          </table:table-cell>
          <table:table-cell/>
          <table:table-cell table:formula="of:=LOG([.H16];10) * 20" office:value-type="float" office:value="-12.0923435835751" calcext:value-type="float">
            <text:p>-12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56" calcext:value-type="float">
            <text:p>256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17])" office:value-type="float" office:value="256" calcext:value-type="float">
            <text:p>256</text:p>
          </table:table-cell>
          <table:table-cell table:formula="of:=SUM([.B9:.B16])" office:value-type="float" office:value="255" calcext:value-type="float">
            <text:p>255</text:p>
          </table:table-cell>
          <table:table-cell/>
          <table:table-cell table:style-name="ce3" table:formula="of:=[.F17]/([.E17]+[.F17])" office:value-type="float" office:value="0.499021526418787" calcext:value-type="float">
            <text:p>0.4990</text:p>
          </table:table-cell>
          <table:table-cell/>
          <table:table-cell table:formula="of:=LOG([.H17];10) * 20" office:value-type="float" office:value="-6.03761439401514" calcext:value-type="float">
            <text:p>-6.04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9:.B18])" office:value-type="float" office:value="511" calcext:value-type="float">
            <text:p>511</text:p>
          </table:table-cell>
          <table:table-cell/>
          <table:table-cell table:style-name="ce3" table:formula="of:=[.F18]/([.E18]+[.F18])" office:value-type="float" office:value="1" calcext:value-type="float">
            <text:p>1.0000</text:p>
          </table:table-cell>
          <table:table-cell/>
          <table:table-cell table:formula="of:=LOG([.H18];10) * 20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verall Resistance</text:p>
          </table:table-cell>
          <table:table-cell table:formula="of:=SUM([.B9:.B17])" office:value-type="float" office:value="511" calcext:value-type="float">
            <text:p>51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Vout = Vin * factor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 style:data-style-name="N2" text:time-value="0000-00-00T00:00:01.614516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0M29S</meta:editing-duration>
    <meta:editing-cycles>8</meta:editing-cycles>
    <meta:generator>LibreOffice/4.1.0.4$Windows_x86 LibreOffice_project/89ea49ddacd9aa532507cbf852f2bb22b1ace28</meta:generator>
    <dc:date>2014-09-03T16:02:26.207000000</dc:date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